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34912d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5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8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9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0" style:family="paragraph" style:parent-style-name="Text_20_body" style:list-style-name="L1">
      <loext:graphic-properties draw:fill-hatch-name="hatch"/>
      <style:paragraph-properties fo:margin-top="0cm" fo:margin-bottom="1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63968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63968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63968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451881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63968"/>
    </style:style>
    <style:style style:name="T1" style:family="text">
      <style:text-properties officeooo:rsid="003f303a"/>
    </style:style>
    <style:style style:name="T2" style:family="text">
      <style:text-properties officeooo:rsid="00382517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2fe488" style:font-weight-asian="bold" style:font-weight-complex="bold"/>
    </style:style>
    <style:style style:name="T11" style:family="text">
      <style:text-properties officeooo:rsid="002c8a67"/>
    </style:style>
    <style:style style:name="T12" style:family="text">
      <style:text-properties officeooo:rsid="002cdea2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32b6a9"/>
    </style:style>
    <style:style style:name="T16" style:family="text">
      <style:text-properties officeooo:rsid="0035852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63968" style:font-weight-asian="normal" style:font-weight-complex="normal"/>
    </style:style>
    <style:style style:name="T19" style:family="text">
      <style:text-properties fo:font-weight="normal" officeooo:rsid="003dea23" style:font-weight-asian="normal" style:font-weight-complex="normal"/>
    </style:style>
    <style:style style:name="T20" style:family="text">
      <style:text-properties officeooo:rsid="003a90dc"/>
    </style:style>
    <style:style style:name="T21" style:family="text">
      <style:text-properties officeooo:rsid="003ad9c3"/>
    </style:style>
    <style:style style:name="T22" style:family="text">
      <style:text-properties officeooo:rsid="003d67f1"/>
    </style:style>
    <style:style style:name="T23" style:family="text">
      <style:text-properties officeooo:rsid="003dea23"/>
    </style:style>
    <style:style style:name="T24" style:family="text">
      <style:text-properties officeooo:rsid="00411ad4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dea23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63968" style:font-style-asian="normal" style:font-weight-asian="normal" style:font-style-complex="normal" style:font-weight-complex="normal"/>
    </style:style>
    <style:style style:name="T29" style:family="text">
      <style:text-properties officeooo:rsid="0042820b"/>
    </style:style>
    <style:style style:name="T30" style:family="text">
      <style:text-properties officeooo:rsid="002862eb"/>
    </style:style>
    <style:style style:name="T31" style:family="text">
      <style:text-properties officeooo:rsid="0043e5b2"/>
    </style:style>
    <style:style style:name="T32" style:family="text">
      <style:text-properties officeooo:rsid="00451881"/>
    </style:style>
    <style:style style:name="T33" style:family="text">
      <style:text-properties officeooo:rsid="004639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9">Call to Worship</text:span><text:span text:style-name="T4"> (2 Corinthians 6:16-7:1) / Opening prayer (Douglas M)</text:span></text:p>
      <text:p text:style-name="P7"><text:span text:style-name="T14">Announcements</text:span><text:span text:style-name="T13"> (John A)</text:span></text:p>
      <text:list xml:id="list3812343601" text:style-name="L1">
        <text:list-item>
          <text:p text:style-name="P8">Morning Tea and fellowship after the service</text:p>
        </text:list-item>
        <text:list-item>
          <text:p text:style-name="P9"/>
        </text:list-item>
        <text:list-item>
          <text:p text:style-name="P10"/>
        </text:list-item>
      </text:list>
      <text:p text:style-name="P12"><text:span text:style-name="T8">Praise: </text:span><text:span text:style-name="Emphasis"><text:span text:style-name="T17">Exalt the Lord, His praise proclaim (Rej! 13)</text:span></text:span></text:p>
      <text:p text:style-name="P12"><text:span text:style-name="Emphasis"><text:span text:style-name="T25">Bible Reading: </text:span></text:span><text:span text:style-name="Emphasis"><text:span text:style-name="T27">Leviticus 16:1-28 (Rachel D)</text:span></text:span></text:p>
      <text:p text:style-name="P13"><text:span text:style-name="T8">Praise: </text:span><text:span text:style-name="Emphasis"><text:span text:style-name="T19">God Be Merciful to Me</text:span></text:span><text:span text:style-name="T7"> (</text:span><text:span text:style-name="Emphasis"><text:span text:style-name="T19">Rej! 396)</text:span></text:span></text:p>
      <text:p text:style-name="P12"><text:span text:style-name="Emphasis"><text:span text:style-name="T26">Mission Matters –</text:span></text:span><text:span text:style-name="Emphasis"><text:span text:style-name="T19"> </text:span></text:span><text:span text:style-name="Emphasis"><text:span text:style-name="T18">Operation Christmas Child (</text:span></text:span><text:span text:style-name="Emphasis"><text:span text:style-name="T28">Gaye McK)</text:span></text:span></text:p>
      <text:p text:style-name="P14"><text:span text:style-name="T8">Prayer for the church and the world:</text:span> (<text:span text:style-name="T1">John A</text:span>)</text:p>
      <text:p text:style-name="P14"><text:span text:style-name="T8">Praise:</text:span> <text:span text:style-name="T5">O Church Arise (offering)</text:span></text:p>
      <text:p text:style-name="P13"><text:span text:style-name="T10">B</text:span><text:span text:style-name="T8">ible Reading:</text:span> 1 John 2:1-2 (Douglas M)</text:p>
      <text:p text:style-name="P18"><text:span text:style-name="T14">Sermon:</text:span><text:span text:style-name="T13"> “THAT YOU MAY NOT SIN… BUT IF ANYONE DOES SIN” (Douglas M)</text:span></text:p>
      <text:p text:style-name="P13"><text:span text:style-name="T8">Praise:</text:span> <text:span text:style-name="Emphasis">Come, risen Lord (Rej! 355)</text:span></text:p>
      <text:p text:style-name="P13"><text:span text:style-name="T8">The Lord’s Supper<text:line-break/>Praise: </text:span><text:span text:style-name="Emphasis"><text:span text:style-name="T17">This Life I Live</text:span></text:span></text:p>
      <text:p text:style-name="P13"><text:span text:style-name="T8">Benediction</text:span> (<text:span text:style-name="T33">Douglas M</text:span>)</text:p>
      <text:p text:style-name="P17">Call to Worship (2 Corinthians 6:16-7:1) / Opening prayer (Douglas M)<text:line-break/>Praise: <text:span text:style-name="Emphasis">Exalt the Lord, His praise proclaim</text:span> (Rej! 13)<text:line-break/>Announcements (John A)<text:line-break/>Bible Reading: Leviticus 16:1-28 (Rachel D)<text:line-break/>Praise: <text:span text:style-name="Emphasis">God Be Merciful to Me</text:span> (<text:span text:style-name="Emphasis">Rej! 396)</text:span><text:line-break/>Mission Matters (Gaye M)<text:line-break/>Prayer for the church and the world  (John A)<text:line-break/>Praise: <text:span text:style-name="Emphasis">O Church Arise (offering)</text:span><text:line-break/>Bible reading: 1 John 2:1-2 (Douglas M)<text:line-break/>Sermon: “THAT YOU MAY NOT SIN… BUT IF ANYONE DOES SIN” (Douglas M)<text:line-break/>Praise: <text:span text:style-name="Emphasis">Come, risen Lord (Rej! 355)</text:span><text:line-break/>The Lord’s Supper<text:line-break/>Praise: <text:span text:style-name="Emphasis">This Life I Live</text:span><text:line-break/>Benediction (Douglas M)</text:p>
      <text:p text:style-name="Text_20_body">Sermon Outline<text:line-break/>“THAT YOU MAY NOT SIN… BUT IF ANYONE DOES SIN”   (1 John 2:1-2)<text:line-break/>Introduction</text:p>
      <text:list xml:id="list2210946528" text:style-name="L3">
        <text:list-item>
          <text:p text:style-name="P16">The Christian who does not sin (v. 1a)<text:line-break/>- Jesus Speaks<text:line-break/>- John Wrote<text:line-break/>- The Christian Obeys</text:p>
        </text:list-item>
        <text:list-item>
          <text:p text:style-name="P16">The Christian who sins (v. 1b-2)<text:line-break/>- Jesus Christ our Advocate with the Father<text:line-break/>- Jesus Christ the righteous<text:line-break/>- Jesus Christ the propitiation of our sins-- and not for ours only, but for the sins of the whole world.</text:p>
        </text:list-item>
      </text:list>
      <text:p text:style-name="Text_20_body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3f303a"/>
    </style:style>
    <style:style style:name="MT2" style:family="text">
      <style:text-properties officeooo:rsid="00451881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7th</text:span> <text:span text:style-name="MT2">April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4-06T20:52:59.280185258</dc:date>
    <meta:editing-duration>PT5H10M6S</meta:editing-duration>
    <meta:editing-cycles>36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2" meta:paragraph-count="22" meta:word-count="280" meta:character-count="1592" meta:non-whitespace-character-count="1333"/>
  </office:meta>
</office:document-meta>
</file>